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Noto Sans CJK SC Regular" svg:font-family="Noto Sans CJK SC Regular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</style:style>
    <style:style style:name="T2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</style:style>
    <style:style style:name="T4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</style:style>
    <style:style style:name="T6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</style:style>
    <style:style style:name="T8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</style:style>
    <style:style style:name="T1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8" style:parent-style-name="Times14_РИО2" style:family="paragraph">
      <style:paragraph-properties fo:text-align="center" fo:line-height="150%" fo:text-indent="0in"/>
    </style:style>
    <style:style style:name="T19" style:parent-style-name="Названиекниги" style:family="text">
      <style:text-properties fo:text-transform="uppercase" style:font-size-complex="14pt"/>
    </style:style>
    <style:style style:name="P20" style:parent-style-name="Standard" style:family="paragraph">
      <style:paragraph-properties fo:text-align="center" fo:line-height="150%"/>
    </style:style>
    <style:style style:name="T2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2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4" style:parent-style-name="Standard" style:family="paragraph">
      <style:paragraph-properties fo:text-align="center" fo:line-height="150%"/>
    </style:style>
    <style:style style:name="T2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7" style:parent-style-name="Основнойшрифтабзаца" style:family="text">
      <style:text-properties fo:font-weight="bold" style:font-weight-asian="bold"/>
    </style:style>
    <style:style style:name="T28" style:parent-style-name="Основнойшрифтабзаца" style:family="text">
      <style:text-properties fo:font-weight="bold" style:font-weight-asian="bold"/>
    </style:style>
    <style:style style:name="P29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0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1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2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3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7" style:family="table-column">
      <style:table-column-properties style:column-width="2.8666in" style:use-optimal-column-width="false"/>
    </style:style>
    <style:style style:name="TableColumn38" style:family="table-column">
      <style:table-column-properties style:column-width="1.7201in" style:use-optimal-column-width="false"/>
    </style:style>
    <style:style style:name="TableColumn39" style:family="table-column">
      <style:table-column-properties style:column-width="1.9097in" style:use-optimal-column-width="false"/>
    </style:style>
    <style:style style:name="Table36" style:family="table">
      <style:table-properties style:width="6.4965in" style:rel-width="100%" fo:margin-left="0in" table:align="left"/>
    </style:style>
    <style:style style:name="TableRow40" style:family="table-row">
      <style:table-row-properties style:min-row-height="0.4263in" style:use-optimal-row-height="false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ableCell43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text-properties fo:font-size="14pt" style:font-size-asian="14pt" style:font-size-complex="14pt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align="center" fo:line-height="115%"/>
    </style:style>
    <style:style style:name="T47" style:parent-style-name="Основнойшрифтабзаца" style:family="text">
      <style:text-properties fo:font-size="14pt" style:font-size-asian="14pt" style:font-size-complex="14pt"/>
    </style:style>
    <style:style style:name="TableRow48" style:family="table-row">
      <style:table-row-properties style:min-row-height="0.4263in" style:use-optimal-row-height="false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0" style:parent-style-name="Основнойшрифтабзаца" style:family="text">
      <style:text-properties fo:font-size="14pt" style:font-size-asian="14pt" style:font-size-complex="14pt"/>
    </style:style>
    <style:style style:name="TableCell5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text-properties fo:font-size="14pt" style:font-size-asian="14pt" style:font-size-complex="14pt"/>
    </style:style>
    <style:style style:name="TableCell5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T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7" style:parent-style-name="Основнойшрифтабзаца" style:family="text">
      <style:text-properties fo:font-size="14pt" style:font-size-asian="14pt" style:font-size-complex="14pt"/>
    </style:style>
    <style:style style:name="T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9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0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1" style:parent-style-name="Standard" style:family="paragraph">
      <style:paragraph-properties fo:text-align="center" fo:line-height="150%"/>
    </style:style>
    <style:style style:name="T6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3" style:parent-style-name="Standard" style:family="paragraph">
      <style:paragraph-properties fo:text-align="center" fo:line-height="150%"/>
    </style:style>
    <style:style style:name="T6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5" style:parent-style-name="ОбычныйИнтернет" style:family="paragraph">
      <style:paragraph-properties fo:line-height="150%" fo:text-indent="0.4916in"/>
    </style:style>
    <style:style style:name="T66" style:parent-style-name="Основнойшрифтабзаца" style:family="text">
      <style:text-properties fo:font-weight="bold" style:font-weight-asian="bold" fo:font-size="14pt" style:font-size-asian="14pt"/>
    </style:style>
    <style:style style:name="P67" style:parent-style-name="ОбычныйИнтернет" style:family="paragraph">
      <style:paragraph-properties fo:text-align="justify" fo:margin-top="0in" fo:margin-bottom="0in" fo:line-height="115%" fo:text-indent="0.4916in"/>
      <style:text-properties fo:font-size="14pt" style:font-size-asian="14pt" style:font-size-complex="14pt"/>
    </style:style>
    <style:style style:name="P68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P69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70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71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72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73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74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75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76" style:parent-style-name="ОбычныйИнтернет" style:family="paragraph">
      <style:paragraph-properties fo:text-align="justify" fo:line-height="150%" fo:text-indent="0.4916in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79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 fo:language="en" fo:country="US"/>
    </style:style>
    <style:style style:name="P80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 fo:language="en" fo:country="US"/>
    </style:style>
    <style:style style:name="P81" style:parent-style-name="ОбычныйИнтернет" style:family="paragraph">
      <style:paragraph-properties fo:text-align="justify" fo:line-height="150%" fo:text-indent="0.4916in"/>
    </style:style>
    <style:style style:name="T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P84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85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86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87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88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89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90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91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92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93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94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95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96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97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98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99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100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101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102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103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104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105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106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107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108" style:parent-style-name="ОбычныйИнтернет" style:family="paragraph">
      <style:paragraph-properties fo:text-align="justify" fo:line-height="150%" fo:text-indent="0.4916in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1" style:parent-style-name="ОбычныйИнтернет" style:family="paragraph">
      <style:paragraph-properties fo:text-align="justify" fo:line-height="150%" fo:text-indent="0.4916in"/>
    </style:style>
    <style:style style:name="T1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4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 fo:language="en" fo:country="US"/>
    </style:style>
    <style:style style:name="P115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 fo:language="en" fo:country="US"/>
    </style:style>
    <style:style style:name="P116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 fo:language="en" fo:country="US"/>
    </style:style>
    <style:style style:name="P117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 fo:language="en" fo:country="US"/>
    </style:style>
    <style:style style:name="P118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 fo:language="en" fo:country="US"/>
    </style:style>
    <style:style style:name="P119" style:parent-style-name="ОбычныйИнтернет" style:family="paragraph">
      <style:paragraph-properties fo:text-align="justify" fo:line-height="150%" fo:text-indent="0.4916in"/>
    </style:style>
    <style:style style:name="T1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P122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123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124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P125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P126" style:parent-style-name="ОбычныйИнтернет" style:family="paragraph">
      <style:paragraph-properties fo:text-align="justify" fo:line-height="150%" fo:text-indent="0.4916in"/>
      <style:text-properties fo:font-size="14pt" style:font-size-asian="14pt"/>
    </style:style>
    <style:style style:name="P127" style:parent-style-name="ОбычныйИнтернет" style:family="paragraph">
      <style:paragraph-properties fo:text-align="justify" fo:line-height="150%" fo:text-indent="0.4916in"/>
      <style:text-properties fo:font-size="14pt" style:font-size-asian="14pt"/>
    </style:style>
    <style:style style:name="P128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P129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130" style:parent-style-name="ОбычныйИнтернет" style:family="paragraph">
      <style:paragraph-properties fo:text-align="justify" fo:line-height="150%" fo:text-indent="0.4916in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T1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fo:font-size="14pt" style:font-size-asian="14pt" style:font-size-complex="14pt"/>
    </style:style>
    <style:style style:name="T1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T1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T1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9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TableColumn141" style:family="table-column">
      <style:table-column-properties style:column-width="3.2444in"/>
    </style:style>
    <style:style style:name="TableColumn142" style:family="table-column">
      <style:table-column-properties style:column-width="3.2451in"/>
    </style:style>
    <style:style style:name="Table140" style:family="table">
      <style:table-properties style:width="6.4895in" fo:margin-left="0in" table:align="left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ОбычныйИнтернет" style:family="paragraph">
      <style:paragraph-properties fo:text-align="justify" fo:line-height="150%"/>
      <style:text-properties fo:font-size="14pt" style:font-size-asian="14pt" style:font-size-complex="14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ОбычныйИнтернет" style:family="paragraph">
      <style:paragraph-properties fo:text-align="justify" fo:line-height="150%"/>
      <style:text-properties fo:font-size="14pt" style:font-size-asian="14pt" style:font-size-complex="14pt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3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4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5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6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7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8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9" style:parent-style-name="ОбычныйИнтернет" style:family="paragraph">
      <style:paragraph-properties fo:text-align="justify" fo:line-height="150%"/>
    </style:style>
    <style:style style:name="T1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61" style:parent-style-name="Standard" style:family="paragraph">
      <style:paragraph-properties fo:line-height="115%" fo:text-indent="0.2916in"/>
      <style:text-properties fo:font-weight="bold" style:font-weight-asian="bold" fo:font-size="14pt" style:font-size-asian="14pt" style:font-size-complex="14pt" fo:language="en" fo:country="US"/>
    </style:style>
    <style:style style:name="P162" style:parent-style-name="Standard" style:family="paragraph">
      <style:paragraph-properties fo:line-height="115%" fo:text-indent="0.2916in"/>
    </style:style>
    <style:style style:name="T163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16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65" style:parent-style-name="Standard" style:family="paragraph">
      <style:paragraph-properties fo:text-align="justify" fo:line-height="115%" fo:text-indent="0.4923in"/>
      <style:text-properties fo:font-size="14pt" style:font-size-asian="14pt"/>
    </style:style>
    <style:style style:name="P166" style:parent-style-name="Standard" style:family="paragraph">
      <style:paragraph-properties fo:text-align="justify" fo:line-height="115%"/>
    </style:style>
    <style:style style:name="T167" style:parent-style-name="Основнойшрифтабзаца" style:family="text">
      <style:text-properties fo:font-weight="bold" style:font-weight-asian="bold" style:font-weight-complex="bold" fo:font-size="14pt" style:font-size-asian="14pt"/>
    </style:style>
    <style:style style:name="P168" style:parent-style-name="Standard" style:family="paragraph">
      <style:paragraph-properties fo:text-align="justify" fo:line-height="115%" fo:text-indent="0.4923in"/>
    </style:style>
    <style:style style:name="T169" style:parent-style-name="Основнойшрифтабзаца" style:family="text">
      <style:text-properties fo:font-weight="bold" style:font-weight-asian="bold" fo:font-style="italic" style:font-style-asian="italic" fo:font-size="14pt" style:font-size-asian="14pt"/>
    </style:style>
    <style:style style:name="T170" style:parent-style-name="Основнойшрифтабзаца" style:family="text">
      <style:text-properties fo:font-weight="bold" style:font-weight-asian="bold" fo:font-style="italic" style:font-style-asian="italic" fo:font-size="14pt" style:font-size-asian="14pt"/>
    </style:style>
    <style:style style:name="T171" style:parent-style-name="Основнойшрифтабзаца" style:family="text">
      <style:text-properties fo:font-weight="bold" style:font-weight-asian="bold" fo:font-style="italic" style:font-style-asian="italic" fo:font-size="14pt" style:font-size-asian="14pt"/>
    </style:style>
    <style:style style:name="T172" style:parent-style-name="Основнойшрифтабзаца" style:family="text">
      <style:text-properties fo:font-weight="bold" style:font-weight-asian="bold" fo:font-style="italic" style:font-style-asian="italic" fo:font-size="14pt" style:font-size-asian="14pt"/>
    </style:style>
    <style:style style:name="T173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T174" style:parent-style-name="Основнойшрифтабзаца" style:family="text">
      <style:text-properties fo:font-weight="bold" style:font-weight-asian="bold" fo:font-style="italic" style:font-style-asian="italic" fo:font-size="14pt" style:font-size-asian="14pt"/>
    </style:style>
    <style:style style:name="T175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P176" style:parent-style-name="Обычный" style:family="paragraph">
      <style:paragraph-properties fo:widows="2" fo:orphans="2" fo:break-before="page" style:text-autospace="none" style:vertical-align="auto"/>
      <style:text-properties fo:hyphenate="true"/>
    </style:style>
    <style:style style:name="T17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7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7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9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3" style:parent-style-name="Основнойшрифтабзаца" style:family="text">
      <style:text-properties style:font-name="Tahoma" style:font-name-complex="Tahoma" fo:color="#000000" fo:font-size="9.5pt" style:font-size-asian="9.5pt" style:font-size-complex="9.5pt" fo:language="en" fo:country="US"/>
    </style:style>
    <style:style style:name="P19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9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9" style:parent-style-name="Основнойшрифтабзаца" style:family="text">
      <style:text-properties style:font-name="Tahoma" style:font-name-complex="Tahoma" fo:color="#000000" fo:font-size="9.5pt" style:font-size-asian="9.5pt" style:font-size-complex="9.5pt" fo:language="en" fo:country="US"/>
    </style:style>
    <style:style style:name="T20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20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0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0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20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0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1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1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1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21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1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1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1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2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2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2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2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2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2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2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2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2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3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3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3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3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3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3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3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3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3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3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4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4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4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4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4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4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4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4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4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4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5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5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5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5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5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5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5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5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5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5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6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61" style:parent-style-name="Обычный" style:family="paragraph">
      <style:paragraph-properties fo:widows="2" fo:orphans="2" fo:break-before="page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6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6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6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6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6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6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6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6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7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7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7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7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7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7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7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7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7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7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8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8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82" style:parent-style-name="Основнойшрифтабзаца" style:family="text">
      <style:text-properties style:font-name="Tahoma" style:font-name-complex="Tahoma" fo:color="#000000" fo:font-size="9.5pt" style:font-size-asian="9.5pt" style:font-size-complex="9.5pt" fo:language="en" fo:country="US"/>
    </style:style>
    <style:style style:name="P28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8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8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8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88" style:parent-style-name="Основнойшрифтабзаца" style:family="text">
      <style:text-properties style:font-name="Tahoma" style:font-name-complex="Tahoma" fo:color="#000000" fo:font-size="9.5pt" style:font-size-asian="9.5pt" style:font-size-complex="9.5pt" fo:language="en" fo:country="US"/>
    </style:style>
    <style:style style:name="T2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29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9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9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9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9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9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9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9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0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0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0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0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30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30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30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0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0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1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1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1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1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1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1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1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1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1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2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2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2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2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2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2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2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2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3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31" style:parent-style-name="Основнойшрифтабзаца" style:family="text">
      <style:text-properties style:font-name="Tahoma" style:font-name-complex="Tahoma" fo:color="#000000" fo:font-size="9.5pt" style:font-size-asian="9.5pt" style:font-size-complex="9.5pt" fo:language="en" fo:country="US"/>
    </style:style>
    <style:style style:name="P33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3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3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3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3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37" style:parent-style-name="Основнойшрифтабзаца" style:family="text">
      <style:text-properties style:font-name="Tahoma" style:font-name-complex="Tahoma" fo:color="#000000" fo:font-size="9.5pt" style:font-size-asian="9.5pt" style:font-size-complex="9.5pt" fo:language="en" fo:country="US"/>
    </style:style>
    <style:style style:name="T33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3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4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4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4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4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4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4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4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4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4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4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5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5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5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5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5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5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5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35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35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5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6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6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6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6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6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6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6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6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6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7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7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7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7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7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7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7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7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7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7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8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8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8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8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8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8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8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8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8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8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9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9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9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9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9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9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9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9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9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9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0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0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0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0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0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0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0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0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0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1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11" style:parent-style-name="Основнойшрифтабзаца" style:family="text">
      <style:text-properties style:font-name="Tahoma" style:font-name-complex="Tahoma" fo:color="#000000" fo:font-size="9.5pt" style:font-size-asian="9.5pt" style:font-size-complex="9.5pt" fo:language="en" fo:country="US"/>
    </style:style>
    <style:style style:name="P41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1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1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1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1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17" style:parent-style-name="Основнойшрифтабзаца" style:family="text">
      <style:text-properties style:font-name="Tahoma" style:font-name-complex="Tahoma" fo:color="#000000" fo:font-size="9.5pt" style:font-size-asian="9.5pt" style:font-size-complex="9.5pt" fo:language="en" fo:country="US"/>
    </style:style>
    <style:style style:name="T41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41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2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2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2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2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2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2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2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2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3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3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3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3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3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3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3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3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3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3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4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4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4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4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4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4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46" style:parent-style-name="Обычный" style:family="paragraph">
      <style:paragraph-properties fo:widows="2" fo:orphans="2" fo:break-before="page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4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4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4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5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5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5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5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5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5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5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5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5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5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6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6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6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6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6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6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6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6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6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6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7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7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7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7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7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7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7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7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7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7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8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8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8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8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8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8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8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8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8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8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9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9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9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49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9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</office:automatic-styles>
  <office:body>
    <office:text text:use-soft-page-breaks="true">
      <text:p text:style-name="P1"><text:span text:style-name="T2">МИНОБРНАУКИ РОССИИ</text:span></text:p>
      <text:p text:style-name="P3"><text:span text:style-name="T4">Санкт-Петербургский государственный</text:span></text:p>
      <text:p text:style-name="P5"><text:span text:style-name="T6">электротехнический университет</text:span></text:p>
      <text:p text:style-name="P7"><text:span text:style-name="T8">«ЛЭТИ» им. В.И. Ульянова (Ленина)</text:span></text:p>
      <text:p text:style-name="P9"><text:span text:style-name="T10">Кафедра МО ЭВМ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text:span text:style-name="T19">отчет</text:span></text:p>
      <text:p text:style-name="P20"><text:span text:style-name="T21">по лабораторной работе</text:span><text:span text:style-name="T22"><text:s/></text:span><text:span text:style-name="T23">№5</text:span></text:p>
      <text:p text:style-name="P24"><text:span text:style-name="T25">по<text:s/></text:span><text:span text:style-name="T26">дисциплине «Организация ЭВМ и систем»</text:span></text:p>
      <text:h text:style-name="Заголовок1" text:outline-level="1"><text:span text:style-name="Названиекниги">Тема:<text:s/></text:span><text:span text:style-name="T27">Разработка собственного прерывания.</text:span><text:span text:style-name="T28"><text:line-break/></text:span></text:h>
      <text:p text:style-name="P29"/>
      <text:p text:style-name="P30"/>
      <text:p text:style-name="P31"/>
      <text:p text:style-name="P32"/>
      <text:p text:style-name="P33"/>
      <text:p text:style-name="P34"/>
      <text:p text:style-name="P35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Standard"><text:span text:style-name="T42">Студентка гр. 9382</text:span></text:p>
          </table:table-cell>
          <table:table-cell table:style-name="TableCell43">
            <text:p text:style-name="P44"/>
          </table:table-cell>
          <table:table-cell table:style-name="TableCell45">
            <text:p text:style-name="P46"><text:span text:style-name="T47">Пя С.</text:span></text:p>
          </table:table-cell>
        </table:table-row>
        <table:table-row table:style-name="TableRow48">
          <table:table-cell table:style-name="TableCell49">
            <text:p text:style-name="Standard"><text:span text:style-name="T50">Преподаватель</text:span></text:p>
          </table:table-cell>
          <table:table-cell table:style-name="TableCell51">
            <text:p text:style-name="P52"/>
          </table:table-cell>
          <table:table-cell table:style-name="TableCell53">
            <text:p text:style-name="P54"><text:span text:style-name="T55">Ефремов М</text:span><text:span text:style-name="T56">.</text:span><text:span text:style-name="T57">А</text:span><text:span text:style-name="T58">.</text:span></text:p>
          </table:table-cell>
        </table:table-row>
      </table:table>
      <text:p text:style-name="P59"/>
      <text:p text:style-name="P60"/>
      <text:p text:style-name="P61"><text:span text:style-name="T62">Санкт-Петербург</text:span></text:p>
      <text:p text:style-name="P63"><text:span text:style-name="T64">2020</text:span></text:p>
      <text:soft-page-break/>
      <text:p text:style-name="P65"><text:span text:style-name="T66">Цель работы.</text:span></text:p>
      <text:p text:style-name="P67">Изучить команды для работы с прерываниями в ассемблере, написать собственное<text:s/>прерывание.</text:p>
      <text:p text:style-name="P68">Теоретические сведения:</text:p>
      <text:p text:style-name="P69">Прерывание - это процесс вызова процедур для выполнения некоторой задачи, обычно связанной с обслуживанием некоторых устройств (обработка сигнала таймера, нажатия клавиши и т.д.). Когда возникает прерывание, процессор<text:s/>прекращает выполнение текущей программы (если ее приоритет ниже) и запоминает в стеке вместе с регистром флагов адрес возврата(CS:IP) - места, с которого будет продолжена прерванная программа.</text:p>
      <text:p text:style-name="P70">Затем в CS:IP загружается адрес программы обработки прерывания<text:s/>и ей передается управление. Адреса 256 программ обработки прерываний, так называемые векторы прерывания, имеют длину по 4 байта (в первых двух хранится значение IP , во вторых - CS) и хранятся в младших 1024 байтах памяти. Программа обработки прерывания должна заканчиваться инструкцией IRET (возврат из прерывания), по которой из стека восстанавливается адрес возврата и регистр флагов.</text:p>
      <text:p text:style-name="P71">Программа обработки прерывания - это отдельная процедура, имеющая структуру:</text:p>
      <text:p text:style-name="P72">SUBR_INT PROC FAR</text:p>
      <text:p text:style-name="P73"><text:s/>PUSH AX ; сохранение изменяемых регистров</text:p>
      <text:p text:style-name="P74"><text:s/>&lt;действия по обработке прерывания&gt;</text:p>
      <text:p text:style-name="P75"><text:s/>POP AX ; восстановление регистров</text:p>
      <text:p text:style-name="P76"><text:span text:style-name="T77"><text:s/></text:span><text:span text:style-name="T78">...</text:span></text:p>
      <text:soft-page-break/>
      <text:p text:style-name="P79"><text:s/>MOV AL, 20H</text:p>
      <text:p text:style-name="P80"><text:s/>OUT 20H,AL</text:p>
      <text:p text:style-name="P81"><text:span text:style-name="T82"><text:s/></text:span><text:span text:style-name="T83">IRET</text:span></text:p>
      <text:p text:style-name="P84">SUBR_INT ENDP</text:p>
      <text:p text:style-name="P85"><text:s/>Две последние строки обработчика прерывания, указанные перед командой IRET выхода из прерывания, необходимы для<text:s/>разрешения обработки прерываний с более низкими уровнями, чем только что обработанное.</text:p>
      <text:p text:style-name="P86"><text:s/>Замечание: в лабораторной работе действиями по обработке прерывания может быть вывод на экран некоторого текста, вставка цикла задержки в вывод сообщения или включение<text:s/>звукового сигнала.</text:p>
      <text:p text:style-name="P87">Программа, использующая новые программы обработки прерываний при своем завершении должна восстанавливать оригинальные векторы прерываний. Функция 35 прерывания 21H возвращает текущее значение вектора прерывания, помещая значение сегмента<text:s/>в ES, а смещение в BX. В соответствии с этим, программа должна содержать следующие инструкции:</text:p>
      <text:p text:style-name="P88">; -- в сегменте данных</text:p>
      <text:p text:style-name="P89"><text:s/>KEEP_CS DW 0 ; для хранения сегмента</text:p>
      <text:p text:style-name="P90"><text:s/>KEEP_IP DW 0 ; и смещения вектора прерывания</text:p>
      <text:p text:style-name="P91">; -- в начале программы</text:p>
      <text:p text:style-name="P92"><text:s/>MOV AH, 35H ; функция получения вектора</text:p>
      <text:p text:style-name="P93"><text:s/>MOV AL, 1CH ; номер вектора</text:p>
      <text:p text:style-name="P94"><text:s/>INT 21H</text:p>
      <text:soft-page-break/>
      <text:p text:style-name="P95"><text:s/>MOV KEEP_IP, BX ; запоминание смещения</text:p>
      <text:p text:style-name="P96"><text:s/>MOV KEEP_CS, ES ; и сегмента вектора прерывания</text:p>
      <text:p text:style-name="P97"/>
      <text:p text:style-name="P98"><text:s/>Для установки адреса нового обработчика прерывания в поле векторов прерываний используется функция 25H прерывания 21H, которая помещает заданные адреса сегмента и смещения обработчика в вектор прерывания с заданным номером.</text:p>
      <text:p text:style-name="P99"><text:s/>PUSH DS</text:p>
      <text:p text:style-name="P100"><text:s/>MOV DX, OFFSET ROUT ; смещение для процедуры в DX</text:p>
      <text:p text:style-name="P101"><text:s/>MOV AX, SEG ROUT ; сегмент процедуры</text:p>
      <text:p text:style-name="P102"><text:s/>MOV DS, AX ; помещаем в DS</text:p>
      <text:p text:style-name="P103"><text:s/>MOV AH, 25H ; функция установки вектора</text:p>
      <text:p text:style-name="P104"><text:s/>MOV AL, 60H ; номер вектора</text:p>
      <text:p text:style-name="P105"><text:s/>INT 21H ; меняем прерывание</text:p>
      <text:p text:style-name="P106"><text:s/>POP DS</text:p>
      <text:p text:style-name="P107">Далее может выполняться вызов нового обработчика прерывания. В конце программы восстанавливается старый вектор прерывания</text:p>
      <text:p text:style-name="P108"><text:span text:style-name="T109"><text:s/></text:span><text:span text:style-name="T110">CLI</text:span></text:p>
      <text:p text:style-name="P111"><text:span text:style-name="T112"><text:s/></text:span><text:span text:style-name="T113">PUSH DS</text:span></text:p>
      <text:p text:style-name="P114"><text:s/>MOV DX, KEEP_IP</text:p>
      <text:p text:style-name="P115"><text:s/>MOV AX, KEEP_CS</text:p>
      <text:soft-page-break/>
      <text:p text:style-name="P116"><text:s/>MOV DS, AX</text:p>
      <text:p text:style-name="P117"><text:s/>MOV AH, 25H</text:p>
      <text:p text:style-name="P118"><text:s/>MOV AL, 1CH</text:p>
      <text:p text:style-name="P119"><text:span text:style-name="T120"><text:s/></text:span><text:span text:style-name="T121">INT 21H ; восстанавливаем старый вектор прерывания</text:span></text:p>
      <text:p text:style-name="P122"><text:s/>POP DS</text:p>
      <text:p text:style-name="P123"><text:s/>STI</text:p>
      <text:p text:style-name="P124">Задание:</text:p>
      <text:p text:style-name="P125">10 Вариант – 4А</text:p>
      <text:p text:style-name="P126">4 - 08h - прерывание от системного таймера - генерируется автоматически операционной системой 18 раз в сек.</text:p>
      <text:p text:style-name="P127">А - Печать сообщения<text:s/>на экране;</text:p>
      <text:p text:style-name="P128">Ход работы:</text:p>
      <text:p text:style-name="P129">При разработке программы были использованы следующие команды:</text:p>
      <text:p text:style-name="P130"><text:span text:style-name="T131">Инструкция<text:s/></text:span><text:span text:style-name="T132">OUT</text:span><text:span text:style-name="T133"><text:s/>выводит данные из регистра<text:s/></text:span><text:span text:style-name="T134">AL</text:span><text:span text:style-name="T135"><text:s/>или<text:s/></text:span><text:span text:style-name="T136">AX</text:span><text:span text:style-name="T137"><text:s/>(ИСТОЧНИК) в порт ввода-вывода.<text:s/></text:span><text:span text:style-name="T138">Номер порта должен быть указан в ПРИЁМНИКЕ.<text:s/></text:span></text:p>
      <text:p text:style-name="P139">Тестирование.</text:p>
      <table:table table:style-name="Table140">
        <table:table-columns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>
            <text:p text:style-name="P145">Вводные данные</text:p>
          </table:table-cell>
          <table:table-cell table:style-name="TableCell146">
            <text:p text:style-name="P147">Результат</text:p>
          </table:table-cell>
        </table:table-row>
        <table:table-row table:style-name="TableRow148">
          <table:table-cell table:style-name="TableCell149">
            <text:p text:style-name="P150"/>
          </table:table-cell>
          <table:table-cell table:style-name="TableCell151">
            <text:p text:style-name="P152">I love you!</text:p>
            <text:p text:style-name="P153">I love you!</text:p>
            <text:soft-page-break/>
            <text:p text:style-name="P154">I love you!</text:p>
            <text:p text:style-name="P155">I love you!</text:p>
            <text:p text:style-name="P156">I love you!</text:p>
            <text:p text:style-name="P157">I love you!</text:p>
            <text:p text:style-name="P158">I love you!</text:p>
            <text:p text:style-name="P159"><text:span text:style-name="T160">I love you!</text:span></text:p>
          </table:table-cell>
        </table:table-row>
      </table:table>
      <text:p text:style-name="P161"/>
      <text:p text:style-name="P162"><text:span text:style-name="T163"><text:s text:c="4"/></text:span><text:span text:style-name="T164">Выводы.</text:span></text:p>
      <text:p text:style-name="P165">В результате выполнения лабораторной работы был разработан код, определяющий собственное прерывание. Были улучшены навыки письма в ассемблере.</text:p>
      <text:p text:style-name="P166"><text:s/><text:tab/><text:span text:style-name="T167">Приложение.</text:span></text:p>
      <text:p text:style-name="P168"><text:span text:style-name="T169">Текст</text:span><text:span text:style-name="T170"><text:s/></text:span><text:span text:style-name="T171">файла</text:span><text:span text:style-name="T172"><text:s/></text:span><text:span text:style-name="T173">HELLO</text:span><text:span text:style-name="T174">1.</text:span><text:span text:style-name="T175">LST</text:span></text:p>
      <text:soft-page-break/>
      <text:p text:style-name="P176"><text:span text:style-name="T177">Microsoft (R) Macro Assembler Version 5.10 <text:s text:c="17"/>11/14/20 14:16:2</text:span></text:p>
      <text:p text:style-name="P178"><text:s text:c="61"/>Page <text:s text:c="4"/>1-1</text:p>
      <text:p text:style-name="P179"/>
      <text:p text:style-name="P180"/>
      <text:p text:style-name="P181"><text:s/>0000<text:tab/><text:tab/><text:tab/><text:tab/>AStack <text:s text:c="3"/>SEGMENT <text:s/>STACK</text:p>
      <text:p text:style-name="P182"><text:s/>0000 <text:s/>0400[<text:tab/><text:tab/><text:tab/><text:s text:c="10"/>DW 1024 DUP(?)</text:p>
      <text:p text:style-name="P183"><text:tab/><text:s text:c="3"/>????<text:tab/><text:tab/><text:tab/></text:p>
      <text:p text:style-name="P184"><text:tab/><text:tab/><text:tab/><text:s/>]<text:tab/></text:p>
      <text:p text:style-name="P185"><text:tab/><text:tab/><text:tab/><text:tab/></text:p>
      <text:p text:style-name="P186"><text:s/>0800<text:tab/><text:tab/><text:tab/><text:tab/>AStack <text:s text:c="3"/>ENDS</text:p>
      <text:p text:style-name="P187"><text:s/>0000<text:tab/><text:tab/><text:tab/><text:tab/>DATA SEGMENT</text:p>
      <text:p text:style-name="P188"><text:s/>0000 <text:s/>0000<text:tab/><text:tab/><text:tab/>KEEP_CS DW 0</text:p>
      <text:p text:style-name="P189"><text:s/>0002 <text:s/>0000<text:tab/><text:tab/><text:tab/>KEEP_IP DW 0</text:p>
      <text:p text:style-name="P190"><text:span text:style-name="T191"><text:s/>0004 <text:s/>49 20 6C 6F 76 65</text:span><text:span text:style-name="T192"><text:tab/>message db 'I love you!',10,13,'$' ;строк</text:span><text:span text:style-name="T193">�</text:span></text:p>
      <text:p text:style-name="P194"><text:span text:style-name="T195"><text:tab/></text:span><text:span text:style-name="T196"><text:tab/></text:span><text:span text:style-name="T197"><text:tab/></text:span><text:span text:style-name="T198"><text:tab/></text:span><text:span text:style-name="T199">�</text:span><text:span text:style-name="T200"><text:s/>для сообщения</text:span></text:p>
      <text:p text:style-name="P201"><text:span text:style-name="T202"><text:s text:c="7"/>20 79 6</text:span><text:span text:style-name="T203">F</text:span><text:span text:style-name="T204"><text:s/>75 21 0</text:span><text:span text:style-name="T205">A</text:span><text:span text:style-name="T206"><text:tab/></text:span></text:p>
      <text:p text:style-name="P207"><text:span text:style-name="T208"><text:s text:c="7"/>0</text:span><text:span text:style-name="T209">D</text:span><text:span text:style-name="T210"><text:s/>24</text:span><text:span text:style-name="T211"><text:tab/></text:span><text:span text:style-name="T212"><text:tab/></text:span><text:span text:style-name="T213"><text:tab/></text:span></text:p>
      <text:p text:style-name="P214"><text:tab/><text:tab/><text:tab/><text:tab/></text:p>
      <text:p text:style-name="P215"><text:span text:style-name="T216"><text:s/></text:span><text:span text:style-name="T217">0012</text:span><text:span text:style-name="T218"><text:tab/></text:span><text:span text:style-name="T219"><text:tab/></text:span><text:span text:style-name="T220"><text:tab/></text:span><text:span text:style-name="T221"><text:tab/>DATA ENDS</text:span></text:p>
      <text:p text:style-name="P222"><text:s/>0000<text:tab/><text:tab/><text:tab/><text:tab/>CODE <text:s text:c="5"/>SEGMENT</text:p>
      <text:p text:style-name="P223"><text:tab/><text:tab/><text:tab/><text:tab/><text:s text:c="10"/>ASSUME CS:CODE, DS:DATA, SS:AStack</text:p>
      <text:p text:style-name="P224"><text:tab/><text:tab/><text:tab/><text:tab/></text:p>
      <text:p text:style-name="P225"><text:s/>0000<text:tab/><text:tab/><text:tab/><text:tab/><text:s text:c="10"/>Output PROC FAR</text:p>
      <text:p text:style-name="P226"><text:s/>0000 <text:s/>EB 43 90<text:tab/><text:tab/><text:tab/><text:s text:c="10"/>jmp start</text:p>
      <text:p text:style-name="P227"><text:tab/><text:tab/><text:tab/><text:tab/></text:p>
      <text:p text:style-name="P228"><text:s/>0003 <text:s/>0000<text:tab/><text:tab/><text:tab/>ST_SS DW 0000</text:p>
      <text:p text:style-name="P229"><text:s/>0005 <text:s/>0000<text:tab/><text:tab/><text:tab/>ST_AX DW 0000</text:p>
      <text:p text:style-name="P230"><text:s/>0007 <text:s/>0000<text:tab/><text:tab/><text:tab/>ST_SP DW 0000</text:p>
      <text:p text:style-name="P231"><text:s/>0009 <text:s/>001E[<text:tab/><text:tab/><text:tab/>IStack DW 30 DUP(?)</text:p>
      <text:p text:style-name="P232"><text:tab/><text:s text:c="3"/>????<text:tab/><text:tab/><text:tab/></text:p>
      <text:p text:style-name="P233"><text:tab/><text:tab/><text:tab/><text:s/>]<text:tab/></text:p>
      <text:p text:style-name="P234"><text:tab/><text:tab/><text:tab/><text:tab/></text:p>
      <text:p text:style-name="P235"><text:tab/><text:tab/><text:tab/><text:tab/></text:p>
      <text:p text:style-name="P236"><text:s/>0045<text:tab/><text:tab/><text:tab/><text:tab/><text:s text:c="3"/>start:</text:p>
      <text:p text:style-name="P237"><text:tab/><text:tab/><text:tab/><text:tab/></text:p>
      <text:p text:style-name="P238"><text:s/>0045 <text:s/>2E: 89 26 0007 R<text:tab/><text:tab/><text:s text:c="3"/>mov ST_SP, SP</text:p>
      <text:p text:style-name="P239"><text:s/>004A <text:s/>2E: A3 0005 R<text:tab/><text:tab/><text:s text:c="3"/>mov ST_AX, AX</text:p>
      <text:p text:style-name="P240"><text:s/>004E <text:s/>8C D0<text:tab/><text:tab/><text:tab/><text:s text:c="3"/>mov AX, SS</text:p>
      <text:p text:style-name="P241"><text:s/>0050 <text:s/>2E: A3 0003 R<text:tab/><text:tab/><text:s text:c="3"/>mov ST_SS, AX</text:p>
      <text:p text:style-name="P242"><text:s/>0054 <text:s/>2E: A1 0009 R<text:tab/><text:tab/><text:s text:c="3"/>mov AX, IStack</text:p>
      <text:p text:style-name="P243"><text:s/>0058 <text:s/>8E D0<text:tab/><text:tab/><text:tab/><text:s text:c="3"/>mov SS, AX</text:p>
      <text:p text:style-name="P244"><text:s/>005A <text:s/>2E: A1 0005 R<text:tab/><text:tab/><text:s text:c="3"/>mov AX, ST_AX</text:p>
      <text:p text:style-name="P245"><text:tab/><text:tab/><text:tab/><text:tab/></text:p>
      <text:p text:style-name="P246"><text:s/>005E <text:s/>50<text:tab/><text:tab/><text:tab/><text:s text:c="3"/>push ax</text:p>
      <text:p text:style-name="P247"><text:s/>005F <text:s/>52<text:tab/><text:tab/><text:tab/><text:s text:c="4"/>push dx</text:p>
      <text:p text:style-name="P248"><text:s/>0060 <text:s/>B4 09<text:tab/><text:tab/><text:tab/><text:s text:c="4"/>mov <text:s/>ah, 09h</text:p>
      <text:p text:style-name="P249"><text:s/>0062 <text:s/>BA 0004 R<text:tab/><text:tab/><text:s text:c="4"/>mov dx, offset message</text:p>
      <text:p text:style-name="P250"><text:s/>0065 <text:s/>CD 21<text:tab/><text:tab/><text:tab/><text:s text:c="4"/>int <text:s/>21h</text:p>
      <text:p text:style-name="P251"><text:s/>0067 <text:s/>5A<text:tab/><text:tab/><text:tab/><text:s text:c="4"/>pop dx</text:p>
      <text:p text:style-name="P252"><text:s/>0068 <text:s/>58<text:tab/><text:tab/><text:tab/><text:s text:c="4"/>pop ax</text:p>
      <text:p text:style-name="P253"><text:tab/><text:tab/><text:tab/><text:tab/></text:p>
      <text:p text:style-name="P254"><text:s/>0069 <text:s/>2E: A3 0005 R<text:tab/><text:tab/><text:s text:c="4"/>mov ST_AX,AX</text:p>
      <text:p text:style-name="P255"><text:s/>006D <text:s/>2E: A1 0003 R<text:tab/><text:tab/><text:tab/>mov AX,ST_SS</text:p>
      <text:p text:style-name="P256"><text:s/>0071 <text:s/>8E D0<text:tab/><text:tab/><text:tab/><text:tab/>mov SS,AX</text:p>
      <text:p text:style-name="P257"><text:s/>0073 <text:s/>2E: 8B 26 0007 R<text:tab/><text:tab/><text:tab/>mov SP,ST_SP</text:p>
      <text:p text:style-name="P258"><text:s/>0078 <text:s/>2E: A1 0005 R<text:tab/><text:tab/><text:tab/>mov AX,ST_AX</text:p>
      <text:p text:style-name="P259"><text:tab/><text:tab/><text:tab/><text:tab/></text:p>
      <text:p text:style-name="P260"><text:s/>007C <text:s/>B0 20<text:tab/><text:tab/><text:tab/><text:s text:c="4"/>mov al,20h</text:p>
      <text:soft-page-break/>
      <text:p text:style-name="P261">Microsoft (R) Macro Assembler Version 5.10 <text:s text:c="17"/>11/14/20 14:16:2</text:p>
      <text:p text:style-name="P262"><text:s text:c="61"/>Page <text:s text:c="4"/>1-2</text:p>
      <text:p text:style-name="P263"/>
      <text:p text:style-name="P264"/>
      <text:p text:style-name="P265"><text:s/>007E <text:s/>E6 20<text:tab/><text:tab/><text:tab/><text:s text:c="4"/>out 20h,al</text:p>
      <text:p text:style-name="P266"><text:s/>0080 <text:s/>CF<text:tab/><text:tab/><text:tab/><text:s text:c="5"/>iret</text:p>
      <text:p text:style-name="P267"><text:s/>0081<text:tab/><text:tab/><text:tab/><text:tab/>Output ENDP</text:p>
      <text:p text:style-name="P268"><text:tab/><text:tab/><text:tab/><text:tab/></text:p>
      <text:p text:style-name="P269"><text:s/>0081<text:tab/><text:tab/><text:tab/><text:tab/>Main PROC FAR</text:p>
      <text:p text:style-name="P270"><text:s/>0081 <text:s/>1E<text:tab/><text:tab/><text:tab/>push ds</text:p>
      <text:p text:style-name="P271"><text:s/>0082 <text:s/>2B C0<text:tab/><text:tab/><text:tab/>sub ax,ax</text:p>
      <text:p text:style-name="P272"><text:s/>0084 <text:s/>50<text:tab/><text:tab/><text:tab/>push ax</text:p>
      <text:p text:style-name="P273"><text:s/>0085 <text:s/>B8 ---- R<text:tab/><text:tab/>mov ax,data</text:p>
      <text:p text:style-name="P274"><text:s/>0088 <text:s/>8E D8<text:tab/><text:tab/><text:tab/>mov ds, ax</text:p>
      <text:p text:style-name="P275"><text:tab/><text:tab/><text:tab/><text:tab/></text:p>
      <text:p text:style-name="P276"><text:s/>008A <text:s/>B8 3523<text:tab/><text:tab/><text:tab/>mov ax,3523h</text:p>
      <text:p text:style-name="P277"><text:s/>008D <text:s/>CD 21<text:tab/><text:tab/><text:tab/><text:s/>INT 21H</text:p>
      <text:p text:style-name="P278"><text:span text:style-name="T279"><text:s/>008F <text:s/>89 1E 0002 R</text:span><text:span text:style-name="T280"><text:tab/></text:span><text:span text:style-name="T281"><text:tab/><text:s/>MOV KEEP_IP, BX ; запоминание см</text:span><text:span text:style-name="T282">�</text:span></text:p>
      <text:p text:style-name="P283"><text:span text:style-name="T284"><text:tab/></text:span><text:span text:style-name="T285"><text:tab/></text:span><text:span text:style-name="T286"><text:tab/></text:span><text:span text:style-name="T287"><text:tab/></text:span><text:span text:style-name="T288">�</text:span><text:span text:style-name="T289">щения</text:span></text:p>
      <text:p text:style-name="P290"><text:span text:style-name="T291"><text:s/>0093 <text:s/>8</text:span><text:span text:style-name="T292">C</text:span><text:span text:style-name="T293"><text:s/>06 0000<text:s/></text:span><text:span text:style-name="T294">R</text:span><text:span text:style-name="T295"><text:tab/></text:span><text:span text:style-name="T296"><text:tab/><text:s/></text:span><text:span text:style-name="T297">MOV</text:span><text:span text:style-name="T298"><text:s/></text:span><text:span text:style-name="T299">KEEP</text:span><text:span text:style-name="T300">_</text:span><text:span text:style-name="T301">CS</text:span><text:span text:style-name="T302">,<text:s/></text:span><text:span text:style-name="T303">ES</text:span><text:span text:style-name="T304"><text:s/>; и сегмента вект</text:span></text:p>
      <text:p text:style-name="P305"><text:tab/><text:tab/><text:tab/><text:tab/>ора прерывания</text:p>
      <text:p text:style-name="P306"><text:tab/><text:tab/><text:tab/><text:tab/></text:p>
      <text:p text:style-name="P307"><text:span text:style-name="T308"><text:s/>0097 <text:s/>1</text:span><text:span text:style-name="T309">E</text:span><text:span text:style-name="T310"><text:tab/></text:span><text:span text:style-name="T311"><text:tab/></text:span><text:span text:style-name="T312"><text:tab/><text:s/></text:span><text:span text:style-name="T313">PUSH</text:span><text:span text:style-name="T314"><text:s/></text:span><text:span text:style-name="T315">DS</text:span></text:p>
      <text:p text:style-name="P316"><text:span text:style-name="T317"><text:s/>0098 <text:s/></text:span><text:span text:style-name="T318">BA</text:span><text:span text:style-name="T319"><text:s/>0000<text:s/></text:span><text:span text:style-name="T320">R</text:span><text:span text:style-name="T321"><text:tab/></text:span><text:span text:style-name="T322"><text:tab/><text:s/></text:span><text:span text:style-name="T323">MOV</text:span><text:span text:style-name="T324"><text:s/></text:span><text:span text:style-name="T325">DX</text:span><text:span text:style-name="T326">,<text:s/></text:span><text:span text:style-name="T327">OFFSET</text:span><text:span text:style-name="T328"><text:s/></text:span><text:span text:style-name="T329">Output</text:span><text:span text:style-name="T330"><text:s/>; смещение дл</text:span><text:span text:style-name="T331">�</text:span></text:p>
      <text:p text:style-name="P332"><text:span text:style-name="T333"><text:tab/></text:span><text:span text:style-name="T334"><text:tab/></text:span><text:span text:style-name="T335"><text:tab/></text:span><text:span text:style-name="T336"><text:tab/></text:span><text:span text:style-name="T337">�</text:span><text:span text:style-name="T338"><text:s/>процедуры в<text:s/></text:span><text:span text:style-name="T339">DX</text:span></text:p>
      <text:p text:style-name="P340"><text:span text:style-name="T341"><text:s/>009</text:span><text:span text:style-name="T342">B</text:span><text:span text:style-name="T343"><text:s text:c="2"/></text:span><text:span text:style-name="T344">B</text:span><text:span text:style-name="T345">8 ----<text:s/></text:span><text:span text:style-name="T346">R</text:span><text:span text:style-name="T347"><text:tab/></text:span><text:span text:style-name="T348"><text:tab/><text:s/></text:span><text:span text:style-name="T349">MOV</text:span><text:span text:style-name="T350"><text:s/></text:span><text:span text:style-name="T351">AX</text:span><text:span text:style-name="T352">,<text:s/></text:span><text:span text:style-name="T353">SEG</text:span><text:span text:style-name="T354"><text:s/></text:span><text:span text:style-name="T355">Output</text:span><text:span text:style-name="T356"><text:s/>; сегмент проце</text:span></text:p>
      <text:p text:style-name="P357"><text:tab/><text:tab/><text:tab/><text:tab/>дуры</text:p>
      <text:p text:style-name="P358"><text:span text:style-name="T359"><text:s/>009</text:span><text:span text:style-name="T360">E</text:span><text:span text:style-name="T361"><text:s text:c="2"/>8</text:span><text:span text:style-name="T362">E</text:span><text:span text:style-name="T363"><text:s/></text:span><text:span text:style-name="T364">D</text:span><text:span text:style-name="T365">8</text:span><text:span text:style-name="T366"><text:tab/></text:span><text:span text:style-name="T367"><text:tab/></text:span><text:span text:style-name="T368"><text:tab/><text:s/></text:span><text:span text:style-name="T369">MOV</text:span><text:span text:style-name="T370"><text:s/></text:span><text:span text:style-name="T371">DS</text:span><text:span text:style-name="T372">,<text:s/></text:span><text:span text:style-name="T373">AX</text:span><text:span text:style-name="T374"><text:s/>; помещаем в<text:s/></text:span><text:span text:style-name="T375">DS</text:span></text:p>
      <text:p text:style-name="P376"><text:span text:style-name="T377"><text:s/></text:span><text:span text:style-name="T378">00A0 <text:s/>B8 2508</text:span><text:span text:style-name="T379"><text:tab/></text:span><text:span text:style-name="T380"><text:tab/></text:span><text:span text:style-name="T381"><text:tab/><text:s/>mov ax,2508h <text:s/></text:span></text:p>
      <text:p text:style-name="P382"><text:s/>00A3 <text:s/>CD 21<text:tab/><text:tab/><text:tab/><text:s/>INT 21H ; меняем прерывание</text:p>
      <text:p text:style-name="P383"><text:s/>00A5 <text:s/>1F<text:tab/><text:tab/><text:tab/><text:s/>POP DS</text:p>
      <text:p text:style-name="P384"><text:tab/><text:tab/><text:tab/><text:tab/></text:p>
      <text:p text:style-name="P385"><text:s/>00A6<text:tab/><text:tab/><text:tab/><text:tab/><text:s/>waiting:</text:p>
      <text:p text:style-name="P386"><text:s/>00A6 <text:s/>B4 01<text:tab/><text:tab/><text:tab/><text:s/>mov <text:s text:c="2"/>ah,1h</text:p>
      <text:p text:style-name="P387"><text:s/>00A8 <text:s/>CD 21<text:tab/><text:tab/><text:tab/><text:s text:c="7"/>int <text:s text:c="2"/>21h<text:s/></text:p>
      <text:p text:style-name="P388"><text:s/>00AA <text:s/>3C 1B<text:tab/><text:tab/><text:tab/><text:s text:c="7"/>cmp <text:s text:c="2"/>al,27<text:s/></text:p>
      <text:p text:style-name="P389"><text:s/>00AC <text:s/>75 13<text:tab/><text:tab/><text:tab/><text:s text:c="7"/>jne nextstep</text:p>
      <text:p text:style-name="P390"><text:tab/><text:tab/><text:tab/><text:tab/></text:p>
      <text:p text:style-name="P391"><text:s/>00AE <text:s/>FA<text:tab/><text:tab/><text:tab/><text:s text:c="7"/><text:tab/>CLI</text:p>
      <text:p text:style-name="P392"><text:s/>00AF <text:s/>1E<text:tab/><text:tab/><text:tab/><text:s/>PUSH DS</text:p>
      <text:p text:style-name="P393"><text:s/>00B0 <text:s/>8B 16 0002 R<text:tab/><text:tab/><text:s/>MOV DX, KEEP_IP</text:p>
      <text:p text:style-name="P394"><text:s/>00B4 <text:s/>A1 0000 R<text:tab/><text:tab/><text:s/>MOV AX, KEEP_CS</text:p>
      <text:p text:style-name="P395"><text:s/>00B7 <text:s/>8E D8<text:tab/><text:tab/><text:tab/><text:s/>MOV DS, AX</text:p>
      <text:p text:style-name="P396"><text:s/>00B9 <text:s/>B8 2508<text:tab/><text:tab/><text:tab/><text:s/>mov AX,2508h<text:s/></text:p>
      <text:p text:style-name="P397"><text:span text:style-name="T398"><text:s/></text:span><text:span text:style-name="T399">00</text:span><text:span text:style-name="T400">BC</text:span><text:span text:style-name="T401"><text:s text:c="2"/></text:span><text:span text:style-name="T402">CD</text:span><text:span text:style-name="T403"><text:s/>21</text:span><text:span text:style-name="T404"><text:tab/></text:span><text:span text:style-name="T405"><text:tab/></text:span><text:span text:style-name="T406"><text:tab/><text:s/></text:span><text:span text:style-name="T407">INT</text:span><text:span text:style-name="T408"><text:s/>21</text:span><text:span text:style-name="T409">H</text:span><text:span text:style-name="T410"><text:s/>; восстанавливаем ст</text:span><text:span text:style-name="T411">�</text:span></text:p>
      <text:p text:style-name="P412"><text:span text:style-name="T413"><text:tab/></text:span><text:span text:style-name="T414"><text:tab/></text:span><text:span text:style-name="T415"><text:tab/></text:span><text:span text:style-name="T416"><text:tab/></text:span><text:span text:style-name="T417">�</text:span><text:span text:style-name="T418">рый вектор прерывания</text:span></text:p>
      <text:p text:style-name="P419"><text:span text:style-name="T420"><text:s/>00</text:span><text:span text:style-name="T421">BE</text:span><text:span text:style-name="T422"><text:s text:c="2"/>1</text:span><text:span text:style-name="T423">F</text:span><text:span text:style-name="T424"><text:tab/></text:span><text:span text:style-name="T425"><text:tab/></text:span><text:span text:style-name="T426"><text:tab/><text:s/></text:span><text:span text:style-name="T427">POP</text:span><text:span text:style-name="T428"><text:s/></text:span><text:span text:style-name="T429">DS</text:span></text:p>
      <text:p text:style-name="P430"><text:span text:style-name="T431"><text:s/></text:span><text:span text:style-name="T432">00BF <text:s/>FB</text:span><text:span text:style-name="T433"><text:tab/></text:span><text:span text:style-name="T434"><text:tab/></text:span><text:span text:style-name="T435"><text:tab/><text:s/>STI</text:span></text:p>
      <text:p text:style-name="P436"><text:s/>00C0 <text:s/>CB<text:tab/><text:tab/><text:tab/><text:s/>ret</text:p>
      <text:p text:style-name="P437"><text:tab/><text:tab/><text:tab/><text:tab/></text:p>
      <text:p text:style-name="P438"><text:s/>00C1<text:tab/><text:tab/><text:tab/><text:tab/><text:s text:c="7"/>nextstep:</text:p>
      <text:p text:style-name="P439"><text:s/>00C1 <text:s/>EB E3<text:tab/><text:tab/><text:tab/><text:s text:c="7"/>jmp waiting</text:p>
      <text:p text:style-name="P440"><text:tab/><text:tab/><text:tab/><text:tab/></text:p>
      <text:p text:style-name="P441"><text:tab/><text:tab/><text:tab/><text:tab/><text:s/></text:p>
      <text:p text:style-name="P442"><text:tab/><text:tab/><text:tab/><text:tab/></text:p>
      <text:p text:style-name="P443"><text:s/>00C3<text:tab/><text:tab/><text:tab/><text:tab/>Main ENDP</text:p>
      <text:p text:style-name="P444"><text:s/>00C3<text:tab/><text:tab/><text:tab/><text:tab/>CODE ENDS</text:p>
      <text:p text:style-name="P445"><text:tab/><text:tab/><text:tab/><text:tab/><text:s/>END Main</text:p>
      <text:soft-page-break/>
      <text:p text:style-name="P446">Microsoft (R) Macro Assembler Version 5.10 <text:s text:c="17"/>11/14/20 14:16:2</text:p>
      <text:p text:style-name="P447"><text:s text:c="61"/>Symbols-1</text:p>
      <text:p text:style-name="P448"/>
      <text:p text:style-name="P449"/>
      <text:p text:style-name="P450">Segments and Groups:</text:p>
      <text:p text:style-name="P451"/>
      <text:p text:style-name="P452"><text:s text:c="16"/>N a m e <text:s text:c="8"/><text:tab/>Length<text:tab/><text:s/>Align<text:tab/>Combine Class</text:p>
      <text:p text:style-name="P453"/>
      <text:p text:style-name="P454">ASTACK . . . . . . . . . . . . . <text:s/><text:tab/>0800<text:tab/>PARA<text:tab/>STACK<text:tab/></text:p>
      <text:p text:style-name="P455">CODE . . . . . . . . . . . . . . <text:s/><text:tab/>00C3<text:tab/>PARA<text:tab/>NONE<text:tab/></text:p>
      <text:p text:style-name="P456">DATA . . . . . . . . . . . . . . <text:s/><text:tab/>0012<text:tab/>PARA<text:tab/>NONE<text:tab/></text:p>
      <text:p text:style-name="P457"/>
      <text:p text:style-name="P458">Symbols: <text:s text:c="11"/></text:p>
      <text:p text:style-name="P459"/>
      <text:p text:style-name="P460"><text:s text:c="16"/>N a m e <text:s text:c="8"/><text:tab/>Type<text:tab/><text:s/>Value<text:tab/><text:s/>Attr</text:p>
      <text:p text:style-name="P461"/>
      <text:p text:style-name="P462">ISTACK . . . . . . . . . . . . . <text:s/><text:tab/>L WORD<text:tab/>0009<text:tab/>CODE<text:tab/>Length = 001E</text:p>
      <text:p text:style-name="P463"/>
      <text:p text:style-name="P464">KEEP_CS <text:s/>. . . . . . . . . . . . <text:s/><text:tab/>L WORD<text:tab/>0000<text:tab/>DATA</text:p>
      <text:p text:style-name="P465">KEEP_IP <text:s/>. . . . . . . . . . . . <text:s/><text:tab/>L WORD<text:tab/>0002<text:tab/>DATA</text:p>
      <text:p text:style-name="P466"/>
      <text:p text:style-name="P467">MAIN . . . . . . . . . . . . . . <text:s/><text:tab/>F PROC<text:tab/>0081<text:tab/>CODE<text:tab/>Length = 0042</text:p>
      <text:p text:style-name="P468">MESSAGE <text:s/>. . . . . . . . . . . . <text:s/><text:tab/>L BYTE<text:tab/>0004<text:tab/>DATA</text:p>
      <text:p text:style-name="P469"/>
      <text:p text:style-name="P470">NEXTSTEP . . . . . . . . . . . . <text:s/><text:tab/>L NEAR<text:tab/>00C1<text:tab/>CODE</text:p>
      <text:p text:style-name="P471"/>
      <text:p text:style-name="P472">OUTPUT . . . . . . . . . . . . . <text:s/><text:tab/>F PROC<text:tab/>0000<text:tab/>CODE<text:tab/>Length = 0081</text:p>
      <text:p text:style-name="P473"/>
      <text:p text:style-name="P474">START <text:s/>. . . . . . . . . . . . . <text:s/><text:tab/>L NEAR<text:tab/>0045<text:tab/>CODE</text:p>
      <text:p text:style-name="P475">ST_AX <text:s/>. . . . . . . . . . . . . <text:s/><text:tab/>L WORD<text:tab/>0005<text:tab/>CODE</text:p>
      <text:p text:style-name="P476">ST_SP <text:s/>. . . . . . . . . . . . . <text:s/><text:tab/>L WORD<text:tab/>0007<text:tab/>CODE</text:p>
      <text:p text:style-name="P477">ST_SS <text:s/>. . . . . . . . . . . . . <text:s/><text:tab/>L WORD<text:tab/>0003<text:tab/>CODE</text:p>
      <text:p text:style-name="P478"/>
      <text:p text:style-name="P479">WAITING <text:s/>. . . . . . . . . . . . <text:s/><text:tab/>L NEAR<text:tab/>00A6<text:tab/>CODE</text:p>
      <text:p text:style-name="P480"/>
      <text:p text:style-name="P481">@CPU . . . . . . . . . . . . . . <text:s/><text:tab/>TEXT <text:s/>0101h<text:tab/><text:tab/></text:p>
      <text:p text:style-name="P482">@FILENAME <text:s/>. . . . . . . . . . . <text:s/><text:tab/>TEXT <text:s/>HELLO1<text:tab/><text:tab/></text:p>
      <text:p text:style-name="P483">@VERSION . . . . . . . . . . . . <text:s/><text:tab/>TEXT <text:s/>510<text:tab/><text:tab/></text:p>
      <text:p text:style-name="P484"/>
      <text:p text:style-name="P485"/>
      <text:p text:style-name="P486"><text:s text:c="5"/>94 Source <text:s/>Lines</text:p>
      <text:p text:style-name="P487"><text:s text:c="5"/>94 Total <text:s text:c="2"/>Lines</text:p>
      <text:p text:style-name="P488"><text:s text:c="5"/>20 Symbols</text:p>
      <text:p text:style-name="P489"/>
      <text:p text:style-name="P490"><text:s text:c="2"/>48002 + 461305 Bytes symbol space free</text:p>
      <text:p text:style-name="P491"/>
      <text:p text:style-name="P492"><text:s text:c="6"/>0 Warning Errors</text:p>
      <text:p text:style-name="P493"><text:span text:style-name="T494"><text:s text:c="6"/>0 Severe <text:s/>Error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Noto Sans CJK SC Regular" svg:font-family="Noto Sans CJK SC Regular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MS Mincho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text-align="center"/>
      <style:text-properties fo:font-size="14pt" style:font-size-asian="14pt" style:font-size-complex="14pt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font-size-complex="12pt" style:language-asian="ru" style:country-asian="RU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Список" style:display-name="Список" style:family="paragraph" style:parent-style-name="Textbody">
      <style:text-properties style:font-name-complex="Lohit Devanagari" fo:hyphenate="tru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true"/>
    </style:style>
    <style:style style:name="Заголовок" style:display-name="Заголовок" style:family="paragraph" style:parent-style-name="Standard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tru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Lohit Devanagari" fo:hyphenate="true"/>
    </style:style>
    <style:style style:name="Times14_РИО2" style:display-name="Times14_РИО2" style:family="paragraph" style:parent-style-name="Standard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tru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fo:hyphenate="true"/>
    </style:style>
    <style:style style:name="Текст" style:display-name="Текст" style:family="paragraph" style:parent-style-name="Standard">
      <style:paragraph-properties fo:margin-bottom="0.1111in"/>
      <style:text-properties style:font-name="Courier New" style:font-name-asian="Courier New" style:font-name-complex="Courier New" fo:font-size="10pt" style:font-size-asian="10pt" style:font-size-complex="10pt" fo:hyphenate="true"/>
    </style:style>
    <style:style style:name="Абзацсписка" style:display-name="Абзац списка" style:family="paragraph" style:parent-style-name="Standard">
      <style:paragraph-properties fo:margin-bottom="0.1111in" fo:margin-left="0.5in">
        <style:tab-stops/>
      </style:paragraph-properties>
      <style:text-properties style:font-name-complex="DejaVu Sans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Текствыноски" style:display-name="Текст выноски" style:family="paragraph" style:parent-style-name="Standard">
      <style:text-properties style:font-name="Segoe UI" style:font-name-asian="Segoe UI" style:font-name-complex="Segoe UI" fo:font-size="9pt" style:font-size-asian="9pt" style:font-size-complex="9pt" fo:hyphenate="tru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ТекстЗнак" style:display-name="Текст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Times New Roman" style:font-name-complex="Segoe UI" fo:font-size="9pt" style:font-size-asian="9pt" style:font-size-complex="9pt" style:language-asian="ru" style:country-asian="RU"/>
    </style:style>
    <style:style style:name="Текстсноски" style:display-name="Текст сноски" style:family="paragraph" style:parent-style-name="Обычный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ru" style:country-asian="RU" fo:hyphenate="true"/>
    </style:style>
    <style:style style:name="ТекстсноскиЗнак" style:display-name="Текст сноски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avel Martinenko</meta:initial-creator>
    <dc:creator>Учетная запись Майкрософт</dc:creator>
    <meta:creation-date>2019-09-17T11:31:00Z</meta:creation-date>
    <dc:date>2020-11-14T11:17:00Z</dc:date>
    <meta:print-date>2019-09-18T23:43:00Z</meta:print-date>
    <meta:template xlink:href="Normal" xlink:type="simple"/>
    <meta:editing-cycles>21</meta:editing-cycles>
    <meta:editing-duration>PT22380S</meta:editing-duration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9" meta:paragraph-count="16" meta:word-count="1264" meta:character-count="8456" meta:row-count="60" meta:non-whitespace-character-count="7208"/>
  </office:meta>
</office:document-meta>
</file>